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, 宋体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19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6.8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6.245cm" fo:min-width="12.38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6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6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64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7.18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361cm" fo:min-width="13.65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6.97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1.06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78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4.7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4.00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0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50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6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5.55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5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35cm" fo:min-width="19.26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8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35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18.34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9.26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48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3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8.9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2.301cm" fo:min-width="19.26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10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96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5.68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2.008cm" fo:min-width="19.03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08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77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45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0.79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7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0.34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fill-color="#ffffff" fo:min-height="1.407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19.26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6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656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2.52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80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0.0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9.00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06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8.985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4.701cm" fo:min-width="15.68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9.33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5.577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85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57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fill-color="#ffffff" fo:min-height="0.556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4.921cm" fo:min-width="17.22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8.573cm" fo:min-width="16.89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5.933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37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406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16.491cm" fo:min-width="21.17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5.989cm" fo:min-width="11.313cm" fo:padding-top="0cm" fo:padding-bottom="0cm" fo:padding-left="0cm" fo:padding-right="0cm" loext:decorative="false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4.22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5.642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10.044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e327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e327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style:writing-mode="lr-tb"/>
      <style:paragraph-properties fo:text-align="start" style:writing-mode="lr-tb"/>
      <style:text-properties fo:font-size="12pt" style:font-size-asian="12pt" style:font-size-complex="12pt"/>
    </style:style>
    <style:style style:name="ce6" style:family="table-cell">
      <loext:graphic-properties style:writing-mode="lr-tb"/>
      <style:paragraph-properties fo:margin-top="0.42cm" fo:margin-bottom="0.35cm" fo:text-align="start" style:writing-mode="lr-tb"/>
      <style:text-properties fo:font-size="12pt" style:font-size-asian="12pt" style:font-size-complex="12pt"/>
    </style:style>
    <style:style style:name="ce7" style:family="table-cell">
      <style:text-properties fo:font-size="12pt" style:font-size-asian="12pt" style:font-size-complex="12pt"/>
    </style:style>
    <style:style style:name="ce8" style:family="table-cell">
      <loext:graphic-properties style:writing-mode="lr-tb"/>
      <style:paragraph-properties fo:margin-top="0.42cm" fo:margin-bottom="0.35cm" fo:text-align="start" fo:border-left="0.28pt solid #000000" fo:border-right="0.28pt solid #000000" fo:border-top="0.28pt solid #000000" fo:border-bottom="none" style:writing-mode="lr-tb"/>
      <style:text-properties fo:font-size="12pt" style:font-size-asian="12pt" style:font-size-complex="12pt"/>
    </style:style>
    <style:style style:name="ce9" style:family="table-cell">
      <loext:graphic-properties style:writing-mode="lr-tb"/>
      <style:paragraph-properties fo:text-align="start" fo:border-left="0.28pt solid #000000" fo:border-right="0.28pt solid #000000" fo:border-top="0.28pt solid #000000" fo:border-bottom="none" style:writing-mode="lr-tb"/>
      <style:text-properties fo:font-size="12pt" style:font-size-asian="12pt" style:font-size-complex="12pt"/>
    </style:style>
    <style:style style:name="ce10" style:family="table-cell">
      <style:paragraph-properties fo:text-align="center" fo:border-left="0.28pt solid #000000" fo:border-right="none" fo:border-top="0.28pt solid #000000" fo:border-bottom="0.28pt solid #000000"/>
      <style:text-properties fo:font-size="12pt" style:font-size-asian="12pt" style:font-size-complex="12pt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e327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2" style:family="table-cell">
      <style:text-properties fo:color="#000000" loext:opacity="100%" fo:font-size="12pt" style:font-size-asian="12pt" style:font-size-complex="12pt"/>
    </style:style>
    <style:style style:name="ce13" style:family="table-cell">
      <loext:graphic-properties style:writing-mode="lr-tb"/>
      <style:paragraph-properties fo:text-align="start" style:writing-mode="lr-tb"/>
      <style:text-properties fo:color="#000000" loext:opacity="100%"/>
    </style:style>
    <style:style style:name="P1" style:family="paragraph">
      <loext:graphic-properties draw:fill="solid" draw:fill-color="#e0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margin-top="0.42cm" fo:margin-bottom="0.35cm" fo:text-align="center" style:writing-mode="lr-tb"/>
    </style:style>
    <style:style style:name="P7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10" style:family="paragraph">
      <style:paragraph-properties fo:margin-top="0.42cm" fo:margin-bottom="0.35cm" fo:text-align="start" style:writing-mode="lr-tb"/>
      <style:text-properties fo:color="#000000" loext:opacity="100%"/>
    </style:style>
    <style:style style:name="P11" style:family="paragraph">
      <loext:graphic-properties draw:fill="none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12" style:family="paragraph">
      <style:paragraph-properties fo:margin-top="0.102cm" fo:margin-bottom="0.102cm" fo:text-align="start" style:writing-mode="lr-tb"/>
      <style:text-properties fo:color="#000000" loext:opacity="100%"/>
    </style:style>
    <style:style style:name="P13" style:family="paragraph">
      <loext:graphic-properties draw:fill="none"/>
      <style:paragraph-properties fo:margin-top="0.102cm" fo:margin-bottom="0.102cm" fo:text-align="start"/>
      <style:text-properties fo:color="#000000" loext:opacity="100%" fo:font-size="12pt" style:font-size-asian="12pt" style:font-size-complex="12pt"/>
    </style:style>
    <style:style style:name="P1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5" style:family="paragraph">
      <loext:graphic-properties draw:fill="none"/>
      <style:paragraph-properties fo:margin-top="0.102cm" fo:margin-bottom="0.102cm" fo:text-align="start"/>
      <style:text-properties fo:color="#000000" loext:opacity="100%" fo:font-size="14pt" style:font-size-asian="14pt" style:font-size-complex="14pt"/>
    </style:style>
    <style:style style:name="P16" style:family="paragraph">
      <loext:graphic-properties draw:fill="none"/>
      <style:paragraph-properties fo:margin-top="0.42cm" fo:margin-bottom="0.35cm" fo:text-align="start"/>
      <style:text-properties fo:color="#000000" loext:opacity="100%" fo:font-size="12pt" style:font-size-asian="12pt" style:font-size-complex="12pt"/>
    </style:style>
    <style:style style:name="P17" style:family="paragraph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color="#000000" loext:opacity="100%" style:font-size-asian="12pt" style:font-size-complex="12pt"/>
    </style:style>
    <style:style style:name="P19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22" style:family="paragraph">
      <style:paragraph-properties fo:margin-top="0.42cm" fo:margin-bottom="0.35cm" fo:text-align="start" style:writing-mode="lr-tb"/>
      <style:text-properties fo:color="#000000" loext:opacity="100%" fo:font-size="12pt" style:font-size-asian="12pt" style:font-size-complex="12pt"/>
    </style:style>
    <style:style style:name="P23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5" style:family="paragraph">
      <style:paragraph-properties fo:margin-top="0.42cm" fo:margin-bottom="0.35cm" fo:text-align="start" style:writing-mode="lr-tb"/>
    </style:style>
    <style:style style:name="P2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7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28" style:family="paragraph">
      <loext:graphic-properties draw:fill="none"/>
      <style:paragraph-properties fo:text-align="start"/>
      <style:text-properties fo:font-size="16.1000003814697pt" style:font-size-asian="16.1000003814697pt" style:font-size-complex="16.1000003814697pt"/>
    </style:style>
    <style:style style:name="P29" style:family="paragraph">
      <loext:graphic-properties draw:fill="none"/>
      <style:paragraph-properties fo:text-align="start"/>
      <style:text-properties style:font-name="Arial1" fo:font-size="14.1000003814697pt" style:font-size-asian="14.1000003814697pt" style:font-size-complex="14.1000003814697pt"/>
    </style:style>
    <style:style style:name="P30" style:family="paragraph">
      <style:paragraph-properties fo:margin-top="0.42cm" fo:margin-bottom="0.35cm"/>
      <style:text-properties fo:color="#000000" loext:opacity="100%"/>
    </style:style>
    <style:style style:name="P31" style:family="paragraph">
      <loext:graphic-properties draw:fill="none" draw:fill-color="#ffffff"/>
      <style:paragraph-properties fo:margin-top="0.42cm" fo:margin-bottom="0.35cm"/>
      <style:text-properties fo:color="#000000" loext:opacity="100%" style:font-name="Arial1" fo:font-size="12pt" style:font-size-asian="10pt" style:font-size-complex="10pt"/>
    </style:style>
    <style:style style:name="P32" style:family="paragraph">
      <style:paragraph-properties fo:text-align="start" style:writing-mode="lr-tb"/>
      <style:text-properties fo:color="#000000" loext:opacity="100%"/>
    </style:style>
    <style:style style:name="P33" style:family="paragraph">
      <loext:graphic-properties draw:fill="none"/>
      <style:paragraph-properties fo:text-align="start"/>
      <style:text-properties fo:color="#000000" loext:opacity="100%" fo:font-size="12pt" style:font-size-asian="12pt" style:font-size-complex="12pt"/>
    </style:style>
    <style:style style:name="P34" style:family="paragraph">
      <loext:graphic-properties draw:fill="none"/>
    </style:style>
    <style:style style:name="P35" style:family="paragraph">
      <loext:graphic-properties draw:fill="none"/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none"/>
      <style:paragraph-properties fo:margin-top="0.42cm" fo:margin-bottom="0.35cm"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margin-top="0.42cm" fo:margin-bottom="0.35cm"/>
    </style:style>
    <style:style style:name="P38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9" style:family="paragraph">
      <style:text-properties fo:color="#000000" loext:opacity="100%" fo:font-size="12pt" style:font-size-asian="12pt" style:font-size-complex="12pt"/>
    </style:style>
    <style:style style:name="P40" style:family="paragraph">
      <style:text-properties fo:color="#000000" loext:opacity="100%"/>
    </style:style>
    <style:style style:name="P41" style:family="paragraph">
      <loext:graphic-properties draw:fill="none"/>
      <style:text-properties fo:color="#000000" loext:opacity="100%" style:font-name="Arial1" fo:font-size="13pt" style:font-size-asian="13pt" style:font-size-complex="13pt"/>
    </style:style>
    <style:style style:name="T1" style:family="text">
      <style:text-properties fo:color="#000000" loext:opacity="100%" style:font-name="Arial" fo:font-size="28pt" fo:font-weight="bold" style:font-name-asian="Arial" style:font-size-asian="28pt" style:font-weight-asian="bold" style:font-name-complex="Arial" style:font-size-complex="28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loext:opacity="100%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5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" style:family="text">
      <style:text-properties fo:color="#000000" loext:opacity="100%" style:font-name="Arial" fo:font-size="18.2000007629395pt" fo:font-weight="bold" style:font-name-asian="Arial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" style:family="text">
      <style:text-properties fo:color="#000000" loext:opacity="100%" style:font-name="Arial" fo:font-size="16.1000003814697pt" fo:font-weight="bold" style:font-name-asian="Arial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8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9" style:family="text">
      <style:text-properties fo:color="#000000" loext:opacity="100%" style:font-name="Times New Roman" fo:font-size="18.2000007629395pt" fo:font-weight="bold" style:font-name-asian="Times New Roman" style:font-size-asian="18.2000007629395pt" style:font-weight-asian="bold" style:font-name-complex="Times New Roman" style:font-size-complex="18.2000007629395pt" style:font-weight-complex="bold"/>
    </style:style>
    <style:style style:name="T20" style:family="text">
      <style:text-properties style:font-name="Arial1" fo:font-size="13pt" style:font-name-asian="Times New Roman" style:font-size-asian="13pt" style:font-name-complex="Times New Roman" style:font-size-complex="13pt"/>
    </style:style>
    <style:style style:name="T21" style:family="text">
      <style:text-properties style:font-name="Arial1" fo:font-size="13pt" fo:language="en" fo:country="US" style:letter-kerning="true" style:font-name-asian="Times New Roman" style:font-size-asian="13pt" style:language-asian="zh" style:country-asian="CN" style:font-name-complex="Times New Roman" style:font-size-complex="13pt" style:language-complex="hi" style:country-complex="IN"/>
    </style:style>
    <style:style style:name="T22" style:family="text">
      <style:text-properties style:font-name="Arial1" fo:font-size="9pt" style:font-name-asian="Times New Roman" style:font-size-asian="9pt" style:font-name-complex="Times New Roman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1cm" svg:height="27.941cm" svg:x="0cm" svg:y="-0.002cm" svg:viewBox="0 0 21592 27942" draw:points="0,0 21592,0 21592,27942 0,27942">
          <text:p/>
        </draw:polygon>
        <draw:frame draw:style-name="gr2" draw:text-style-name="P3" draw:layer="layout" svg:width="10.192cm" svg:height="1.102cm" svg:x="5.694cm" svg:y="2.457cm">
          <draw:text-box>
            <text:p text:style-name="P2"><text:span text:style-name="T1">Information for a user</text:span></text:p>
          </draw:text-box>
        </draw:frame>
        <draw:frame draw:style-name="gr3" draw:text-style-name="P4" draw:layer="layout" svg:width="6.89cm" svg:height="1.102cm" svg:x="7.685cm" svg:y="13.063cm">
          <draw:text-box>
            <text:p text:style-name="P2"><text:span text:style-name="T1">Adil Shahzad</text:span></text:p>
          </draw:text-box>
        </draw:frame>
        <draw:frame draw:style-name="gr4" draw:text-style-name="P5" draw:layer="layout" svg:width="0.422cm" svg:height="0.471cm" svg:x="10.693cm" svg:y="25.471cm">
          <draw:text-box>
            <text:p text:style-name="P2"><text:span text:style-name="T2">1</text:span></text:p>
          </draw:text-box>
        </draw:frame>
        <draw:frame draw:style-name="gr5" draw:text-style-name="P7" draw:layer="layout" svg:width="12.382cm" svg:height="6.245cm" svg:x="4.763cm" svg:y="5.412cm">
          <draw:text-box>
            <text:p text:style-name="P6"><text:span text:style-name="T1"><text:s text:c="2"/></text:span><text:span text:style-name="T1">Buy and Sell Store </text:span></text:p>
            <text:p text:style-name="P6"><text:span text:style-name="T1"><text:s text:c="2"/></text:span><text:span text:style-name="T1">Web Application </text:span></text:p>
            <text:p text:style-name="P6"><text:span text:style-name="T3"/></text:p>
            <text:p text:style-name="P6"><text:span text:style-name="T4"><text:s text:c="6"/></text:span><text:span text:style-name="T4">using MongoDB, Express, </text:span></text:p>
            <text:p text:style-name="P6"><text:span text:style-name="T4">React, NodeJ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polygon draw:style-name="gr1" draw:text-style-name="P1" draw:layer="layout" svg:width="17.589cm" svg:height="0.653cm" svg:x="1.998cm" svg:y="2.421cm" svg:viewBox="0 0 17590 654" draw:points="0,0 17590,0 17590,654 0,654">
          <text:p/>
        </draw:polygon>
        <draw:polygon draw:style-name="gr1" draw:text-style-name="P1" draw:layer="layout" svg:width="17.589cm" svg:height="10.223cm" svg:x="1.998cm" svg:y="3.286cm" svg:viewBox="0 0 17590 10224" draw:points="0,0 17590,0 17590,10224 0,10224">
          <text:p/>
        </draw:polygon>
        <draw:frame draw:style-name="gr6" draw:text-style-name="P8" draw:layer="layout" svg:width="4.756cm" svg:height="0.628cm" svg:x="2.004cm" svg:y="2.445cm">
          <draw:text-box>
            <text:p text:style-name="P2"><text:span text:style-name="T5">Table of Contents</text:span></text:p>
          </draw:text-box>
        </draw:frame>
        <draw:frame draw:style-name="gr7" draw:text-style-name="P5" draw:layer="layout" svg:width="17.532cm" svg:height="0.471cm" svg:x="2.004cm" svg:y="3.306cm">
          <draw:text-box>
            <text:p text:style-name="P2"><text:span text:style-name="T2">1 Hardware requirements...........................................................................................................................3</text:span></text:p>
          </draw:text-box>
        </draw:frame>
        <draw:frame draw:style-name="gr8" draw:text-style-name="P5" draw:layer="layout" svg:width="17.498cm" svg:height="0.471cm" svg:x="2.004cm" svg:y="3.793cm">
          <draw:text-box>
            <text:p text:style-name="P2"><text:span text:style-name="T2">2 Software requirements............................................................................................................................3</text:span></text:p>
          </draw:text-box>
        </draw:frame>
        <draw:frame draw:style-name="gr9" draw:text-style-name="P5" draw:layer="layout" svg:width="17.05cm" svg:height="0.471cm" svg:x="2.505cm" svg:y="4.279cm">
          <draw:text-box>
            <text:p text:style-name="P2"><text:span text:style-name="T2">2.1 Operating system.............................................................................................................................3</text:span></text:p>
          </draw:text-box>
        </draw:frame>
        <draw:frame draw:style-name="gr10" draw:text-style-name="P5" draw:layer="layout" svg:width="17.024cm" svg:height="0.471cm" svg:x="2.505cm" svg:y="4.766cm">
          <draw:text-box>
            <text:p text:style-name="P2"><text:span text:style-name="T2">2.2 Other software.................................................................................................................................3</text:span></text:p>
          </draw:text-box>
        </draw:frame>
        <draw:frame draw:style-name="gr11" draw:text-style-name="P5" draw:layer="layout" svg:width="17.084cm" svg:height="0.471cm" svg:x="2.505cm" svg:y="5.253cm">
          <draw:text-box>
            <text:p text:style-name="P2"><text:span text:style-name="T2">2.3 Software 1........................................................................................................................................4</text:span></text:p>
          </draw:text-box>
        </draw:frame>
        <draw:frame draw:style-name="gr12" draw:text-style-name="P5" draw:layer="layout" svg:width="16.542cm" svg:height="0.471cm" svg:x="3.002cm" svg:y="5.74cm">
          <draw:text-box>
            <text:p text:style-name="P2"><text:span text:style-name="T2">2.3.1 Software characteristics...........................................................................................................4</text:span></text:p>
          </draw:text-box>
        </draw:frame>
        <draw:frame draw:style-name="gr13" draw:text-style-name="P5" draw:layer="layout" svg:width="16.567cm" svg:height="0.471cm" svg:x="3.002cm" svg:y="6.227cm">
          <draw:text-box>
            <text:p text:style-name="P2"><text:span text:style-name="T2">2.3.2 Justification..............................................................................................................................4</text:span></text:p>
          </draw:text-box>
        </draw:frame>
        <draw:frame draw:style-name="gr14" draw:text-style-name="P5" draw:layer="layout" svg:width="16.533cm" svg:height="0.471cm" svg:x="3.002cm" svg:y="6.714cm">
          <draw:text-box>
            <text:p text:style-name="P2"><text:span text:style-name="T2">2.3.3 Software installation................................................................................................................4</text:span></text:p>
          </draw:text-box>
        </draw:frame>
        <draw:frame draw:style-name="gr15" draw:text-style-name="P5" draw:layer="layout" svg:width="16.508cm" svg:height="0.471cm" svg:x="3.002cm" svg:y="7.2cm">
          <draw:text-box>
            <text:p text:style-name="P2"><text:span text:style-name="T2">2.3.4 Software configuration............................................................................................................4</text:span></text:p>
          </draw:text-box>
        </draw:frame>
        <draw:frame draw:style-name="gr11" draw:text-style-name="P5" draw:layer="layout" svg:width="17.084cm" svg:height="0.471cm" svg:x="2.505cm" svg:y="7.687cm">
          <draw:text-box>
            <text:p text:style-name="P2"><text:span text:style-name="T2">2.4 Software 2........................................................................................................................................4</text:span></text:p>
          </draw:text-box>
        </draw:frame>
        <draw:frame draw:style-name="gr16" draw:text-style-name="P5" draw:layer="layout" svg:width="17.566cm" svg:height="0.471cm" svg:x="2.004cm" svg:y="8.174cm">
          <draw:text-box>
            <text:p text:style-name="P2"><text:span text:style-name="T2">3 Application – running on a local computer.............................................................................................5</text:span></text:p>
          </draw:text-box>
        </draw:frame>
        <draw:frame draw:style-name="gr17" draw:text-style-name="P5" draw:layer="layout" svg:width="17.003cm" svg:height="0.471cm" svg:x="2.505cm" svg:y="8.661cm">
          <draw:text-box>
            <text:p text:style-name="P2"><text:span text:style-name="T2">3.1 Database..........................................................................................................................................5</text:span></text:p>
          </draw:text-box>
        </draw:frame>
        <draw:frame draw:style-name="gr18" draw:text-style-name="P5" draw:layer="layout" svg:width="17.037cm" svg:height="0.471cm" svg:x="2.505cm" svg:y="9.148cm">
          <draw:text-box>
            <text:p text:style-name="P2"><text:span text:style-name="T2">3.2 Connection with the database server...............................................................................................5</text:span></text:p>
          </draw:text-box>
        </draw:frame>
        <draw:frame draw:style-name="gr9" draw:text-style-name="P5" draw:layer="layout" svg:width="17.05cm" svg:height="0.471cm" svg:x="2.505cm" svg:y="9.635cm">
          <draw:text-box>
            <text:p text:style-name="P2"><text:span text:style-name="T2">3.3 Starting application on a local computer.........................................................................................6</text:span></text:p>
          </draw:text-box>
        </draw:frame>
        <draw:frame draw:style-name="gr19" draw:text-style-name="P5" draw:layer="layout" svg:width="17.545cm" svg:height="0.471cm" svg:x="2.004cm" svg:y="10.121cm">
          <draw:text-box>
            <text:p text:style-name="P2"><text:span text:style-name="T2">4 Application – running on Internet...........................................................................................................7</text:span></text:p>
          </draw:text-box>
        </draw:frame>
        <draw:frame draw:style-name="gr20" draw:text-style-name="P5" draw:layer="layout" svg:width="16.99cm" svg:height="0.471cm" svg:x="2.505cm" svg:y="10.608cm">
          <draw:text-box>
            <text:p text:style-name="P2"><text:span text:style-name="T2">4.1 Installing on Internet.......................................................................................................................7</text:span></text:p>
          </draw:text-box>
        </draw:frame>
        <draw:frame draw:style-name="gr21" draw:text-style-name="P5" draw:layer="layout" svg:width="16.592cm" svg:height="0.471cm" svg:x="3.002cm" svg:y="11.095cm">
          <draw:text-box>
            <text:p text:style-name="P2"><text:span text:style-name="T2">4.1.1 Application installation:...........................................................................................................7</text:span></text:p>
          </draw:text-box>
        </draw:frame>
        <draw:frame draw:style-name="gr22" draw:text-style-name="P5" draw:layer="layout" svg:width="16.495cm" svg:height="0.471cm" svg:x="3.002cm" svg:y="11.582cm">
          <draw:text-box>
            <text:p text:style-name="P2"><text:span text:style-name="T2">4.1.2 Running the application on Internet........................................................................................7</text:span></text:p>
          </draw:text-box>
        </draw:frame>
        <draw:frame draw:style-name="gr7" draw:text-style-name="P5" draw:layer="layout" svg:width="17.532cm" svg:height="0.471cm" svg:x="2.004cm" svg:y="12.069cm">
          <draw:text-box>
            <text:p text:style-name="P2"><text:span text:style-name="T2">5 Application manual.................................................................................................................................8</text:span></text:p>
          </draw:text-box>
        </draw:frame>
        <draw:frame draw:style-name="gr23" draw:text-style-name="P5" draw:layer="layout" svg:width="17.075cm" svg:height="0.471cm" svg:x="2.505cm" svg:y="12.556cm">
          <draw:text-box>
            <text:p text:style-name="P2"><text:span text:style-name="T2">5.1 Permissions......................................................................................................................................8</text:span></text:p>
          </draw:text-box>
        </draw:frame>
        <draw:frame draw:style-name="gr23" draw:text-style-name="P5" draw:layer="layout" svg:width="17.075cm" svg:height="0.471cm" svg:x="2.505cm" svg:y="13.042cm">
          <draw:text-box>
            <text:p text:style-name="P2"><text:span text:style-name="T2">5.2 User manual.....................................................................................................................................8</text:span></text:p>
          </draw:text-box>
        </draw:frame>
        <draw:frame draw:style-name="gr4" draw:text-style-name="P5" draw:layer="layout" svg:width="0.422cm" svg:height="0.471cm" svg:x="10.693cm" svg:y="25.471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24" draw:text-style-name="P9" draw:layer="layout" svg:width="0.641cm" svg:height="0.721cm" svg:x="2.004cm" svg:y="2.933cm">
          <draw:text-box>
            <text:p text:style-name="P2"><text:span text:style-name="T6">1</text:span></text:p>
          </draw:text-box>
        </draw:frame>
        <draw:frame draw:style-name="gr25" draw:text-style-name="P9" draw:layer="layout" svg:width="7.186cm" svg:height="0.721cm" svg:x="3.256cm" svg:y="2.933cm">
          <draw:text-box>
            <text:p text:style-name="P2"><text:span text:style-name="T6">Hardware requirements</text:span></text:p>
          </draw:text-box>
        </draw:frame>
        <draw:frame draw:style-name="gr26" draw:text-style-name="P11" draw:layer="layout" svg:width="13.652cm" svg:height="1.361cm" svg:x="3.175cm" svg:y="3.974cm">
          <draw:text-box>
            <text:p text:style-name="P10"><text:span text:style-name="T7">Minimum hardware: Intel Core i3 or </text:span><text:span text:style-name="T8">AMD</text:span><text:span text:style-name="T7"> equivalent, 4GB RAM, and internet connection. </text:span></text:p>
            <text:p text:style-name="P10"><text:span text:style-name="T8"/></text:p>
          </draw:text-box>
        </draw:frame>
        <draw:frame draw:style-name="gr24" draw:text-style-name="P9" draw:layer="layout" svg:width="0.641cm" svg:height="0.721cm" svg:x="2.004cm" svg:y="5.113cm">
          <draw:text-box>
            <text:p text:style-name="P2"><text:span text:style-name="T6">2</text:span></text:p>
          </draw:text-box>
        </draw:frame>
        <draw:frame draw:style-name="gr27" draw:text-style-name="P9" draw:layer="layout" svg:width="6.974cm" svg:height="0.721cm" svg:x="3.256cm" svg:y="5.113cm">
          <draw:text-box>
            <text:p text:style-name="P2"><text:span text:style-name="T6">Software requirements</text:span></text:p>
          </draw:text-box>
        </draw:frame>
        <draw:frame draw:style-name="gr28" draw:text-style-name="P13" draw:layer="layout" svg:width="11.064cm" svg:height="1.043cm" svg:x="3.274cm" svg:y="6.061cm">
          <draw:text-box>
            <text:p text:style-name="P12"><text:span text:style-name="T8"><text:s/></text:span><text:span text:style-name="T8">web browser, Node.js, npm, Git, MongoDB </text:span></text:p>
            <text:p text:style-name="P12"><text:span text:style-name="T8">and an operating system (Windows, macOS, Linux). </text:span></text:p>
          </draw:text-box>
        </draw:frame>
        <draw:frame draw:style-name="gr29" draw:text-style-name="P14" draw:layer="layout" svg:width="0.789cm" svg:height="0.632cm" svg:x="2.004cm" svg:y="7.222cm">
          <draw:text-box>
            <text:p text:style-name="P2"><text:span text:style-name="T9">2.1</text:span></text:p>
          </draw:text-box>
        </draw:frame>
        <draw:frame draw:style-name="gr30" draw:text-style-name="P14" draw:layer="layout" svg:width="4.79cm" svg:height="0.632cm" svg:x="3.256cm" svg:y="7.222cm">
          <draw:text-box>
            <text:p text:style-name="P2"><text:span text:style-name="T9">Operating system</text:span></text:p>
          </draw:text-box>
        </draw:frame>
        <draw:frame draw:style-name="gr31" draw:text-style-name="P15" draw:layer="layout" svg:width="8.545cm" svg:height="0.547cm" svg:x="3.202cm" svg:y="8.025cm">
          <draw:text-box>
            <text:p text:style-name="P12"><text:span text:style-name="T10">Any </text:span><text:span text:style-name="T8">operating system (Windows, macOS, Linux)</text:span></text:p>
          </draw:text-box>
        </draw:frame>
        <draw:frame draw:style-name="gr29" draw:text-style-name="P14" draw:layer="layout" svg:width="0.789cm" svg:height="0.632cm" svg:x="2.004cm" svg:y="9.339cm">
          <draw:text-box>
            <text:p text:style-name="P2"><text:span text:style-name="T9">2.2</text:span></text:p>
          </draw:text-box>
        </draw:frame>
        <draw:frame draw:style-name="gr32" draw:text-style-name="P14" draw:layer="layout" svg:width="4.003cm" svg:height="0.632cm" svg:x="3.256cm" svg:y="9.339cm">
          <draw:text-box>
            <text:p text:style-name="P2"><text:span text:style-name="T9">Other software</text:span></text:p>
          </draw:text-box>
        </draw:frame>
        <draw:frame draw:style-name="gr33" draw:text-style-name="P16" draw:layer="layout" svg:width="9.408cm" svg:height="0.471cm" svg:x="3.492cm" svg:y="10.324cm">
          <draw:text-box>
            <text:p text:style-name="P10"><text:span text:style-name="T11">prior software: install Node.js, npm, and MongoDB.</text:span></text:p>
          </draw:text-box>
        </draw:frame>
        <draw:frame draw:style-name="gr4" draw:text-style-name="P5" draw:layer="layout" svg:width="0.422cm" svg:height="0.471cm" svg:x="10.693cm" svg:y="25.471cm">
          <draw:text-box>
            <text:p text:style-name="P2"><text:span text:style-name="T2">3</text:span></text:p>
          </draw:text-box>
        </draw:frame>
        <draw:frame draw:style-name="gr34" draw:layer="layout" svg:width="14.098cm" svg:height="5.825cm" svg:x="3.546cm" svg:y="11.4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7"><text:span text:style-name="T12">No.</text:span></text:p>
              </table:table-cell>
              <table:table-cell>
                <text:p text:style-name="P17"><text:span text:style-name="T12">Software</text:span></text:p>
              </table:table-cell>
              <table:table-cell>
                <text:p text:style-name="P17"><text:span text:style-name="T12">Version</text:span></text:p>
              </table:table-cell>
              <table:table-cell>
                <text:p text:style-name="P17"><text:span text:style-name="T12">WWW address</text:span></text:p>
              </table:table-cell>
            </table:table-row>
            <table:table-row table:style-name="ro1">
              <table:table-cell table:style-name="ce2">
                <text:p text:style-name="P18"><text:span text:style-name="T13">1</text:span></text:p>
              </table:table-cell>
              <table:table-cell table:style-name="ce3">
                <text:p text:style-name="P19"><text:span text:style-name="T14">Node.js</text:span></text:p>
              </table:table-cell>
              <table:table-cell table:style-name="ce4">
                <text:p text:style-name="P20"><text:span text:style-name="T15">21.6.2</text:span></text:p>
              </table:table-cell>
              <table:table-cell table:style-name="ce5">
                <text:p text:style-name="P21"><text:span text:style-name="T16">https://nodejs.org/en</text:span></text:p>
              </table:table-cell>
            </table:table-row>
            <table:table-row table:style-name="ro1" table:default-cell-style-name="ce6">
              <table:table-cell table:style-name="ce2">
                <text:p text:style-name="P18"><text:span text:style-name="T13">2</text:span></text:p>
              </table:table-cell>
              <table:table-cell>
                <text:p text:style-name="P22"><text:span text:style-name="T11">npm</text:span></text:p>
              </table:table-cell>
              <table:table-cell>
                <text:p text:style-name="P22"><text:span text:style-name="T16">10.2.4  </text:span></text:p>
              </table:table-cell>
              <table:table-cell table:style-name="ce5">
                <text:p text:style-name="P21"><text:span text:style-name="T16">https:/www.npmjs.com/</text:span></text:p>
              </table:table-cell>
            </table:table-row>
            <table:table-row table:style-name="ro1">
              <table:table-cell table:style-name="ce2">
                <text:p text:style-name="P18"><text:span text:style-name="T13">3</text:span></text:p>
              </table:table-cell>
              <table:table-cell table:style-name="ce6">
                <text:p text:style-name="P22"><text:span text:style-name="T11">MongoDB</text:span></text:p>
              </table:table-cell>
              <table:table-cell table:style-name="ce7"/>
              <table:table-cell table:style-name="ce5">
                <text:p text:style-name="P21"><text:span text:style-name="T16">https://www.mongodb.com/</text:span></text:p>
              </table:table-cell>
            </table:table-row>
            <table:table-row table:style-name="ro1" table:default-cell-style-name="ce8">
              <table:table-cell table:style-name="ce2">
                <text:p text:style-name="P18"><text:span text:style-name="T13">4</text:span></text:p>
              </table:table-cell>
              <table:table-cell>
                <text:p text:style-name="P22"><text:span text:style-name="T11">visual studio code</text:span></text:p>
              </table:table-cell>
              <table:table-cell>
                <text:p text:style-name="P22"><text:span text:style-name="T16">1.87.0</text:span></text:p>
              </table:table-cell>
              <table:table-cell table:style-name="ce9">
                <text:p text:style-name="P21"><text:span text:style-name="T16">https://code.visualstudio.com/download</text:span></text:p>
              </table:table-cell>
            </table:table-row>
            <table:table-row table:style-name="ro1">
              <table:table-cell table:style-name="ce10">
                <text:p text:style-name="P23"><text:span text:style-name="T13">5</text:span></text:p>
              </table:table-cell>
              <table:table-cell table:style-name="ce3">
                <text:p text:style-name="P19"><text:span text:style-name="T14">Firebase</text:span></text:p>
              </table:table-cell>
              <table:table-cell table:style-name="ce7"/>
              <table:table-cell table:style-name="ce11">
                <text:p text:style-name="P24"><text:span text:style-name="T15">https://firebase.google.com/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master-page3">
        <draw:polygon draw:style-name="gr1" draw:text-style-name="P1" draw:layer="layout" svg:width="21.591cm" svg:height="27.941cm" svg:x="-0.002cm" svg:y="-0.002cm" svg:viewBox="0 0 21592 27942" draw:points="0,0 21592,0 21592,27942 0,27942">
          <text:p/>
        </draw:polygon>
        <draw:frame draw:style-name="gr29" draw:text-style-name="P14" draw:layer="layout" svg:width="0.789cm" svg:height="0.632cm" svg:x="2.004cm" svg:y="2.929cm">
          <draw:text-box>
            <text:p text:style-name="P2"><text:span text:style-name="T9">2.3</text:span></text:p>
          </draw:text-box>
        </draw:frame>
        <draw:frame draw:style-name="gr35" draw:text-style-name="P9" draw:layer="layout" svg:width="2.504cm" svg:height="0.721cm" svg:x="3.175cm" svg:y="2.857cm">
          <draw:text-box>
            <text:p text:style-name="P25"><text:span text:style-name="T6">Node.js </text:span></text:p>
          </draw:text-box>
        </draw:frame>
        <draw:frame draw:style-name="gr36" draw:text-style-name="P26" draw:layer="layout" svg:width="6.966cm" svg:height="0.556cm" svg:x="2.004cm" svg:y="4.859cm">
          <draw:text-box>
            <text:p text:style-name="P2"><text:span text:style-name="T17">2.3.1 Software characteristics</text:span></text:p>
          </draw:text-box>
        </draw:frame>
        <draw:frame draw:style-name="gr37" draw:text-style-name="P11" draw:layer="layout" svg:width="15.555cm" svg:height="0.941cm" svg:x="2.004cm" svg:y="5.645cm">
          <draw:text-box>
            <text:p text:style-name="P10"><text:span text:style-name="T8">Node.js is a runtime environment that allows you to run JavaScript code on the server-side. </text:span></text:p>
          </draw:text-box>
        </draw:frame>
        <draw:frame draw:style-name="gr38" draw:text-style-name="P26" draw:layer="layout" svg:width="4.155cm" svg:height="0.556cm" svg:x="2.004cm" svg:y="6.697cm">
          <draw:text-box>
            <text:p text:style-name="P2"><text:span text:style-name="T17">2.3.2 Justification</text:span></text:p>
          </draw:text-box>
        </draw:frame>
        <draw:frame draw:style-name="gr39" draw:text-style-name="P11" draw:layer="layout" svg:width="19.268cm" svg:height="0.735cm" svg:x="2.004cm" svg:y="7.52cm">
          <draw:text-box>
            <text:p text:style-name="P10"><text:span text:style-name="T8">Benefits from using Node.js because it enables us to develop fast and scalable server-side applications.</text:span></text:p>
          </draw:text-box>
        </draw:frame>
        <draw:frame draw:style-name="gr40" draw:text-style-name="P26" draw:layer="layout" svg:width="6.081cm" svg:height="0.556cm" svg:x="2.004cm" svg:y="8.532cm">
          <draw:text-box>
            <text:p text:style-name="P2"><text:span text:style-name="T17">2.3.3 Software installation</text:span></text:p>
          </draw:text-box>
        </draw:frame>
        <draw:frame draw:style-name="gr41" draw:text-style-name="P16" draw:layer="layout" svg:width="5.031cm" svg:height="0.471cm" svg:x="2.639cm" svg:y="9.317cm">
          <draw:text-box>
            <text:p text:style-name="P10"><text:span text:style-name="T16">1. <text:s/>Visit </text:span><text:span text:style-name="T16"><text:a xlink:href="https://nodejs.org/en" xlink:type="simple">https://nodejs.org/en</text:a></text:span><text:span text:style-name="T16"><text:s/></text:span></text:p>
          </draw:text-box>
        </draw:frame>
        <draw:frame draw:style-name="gr42" draw:text-style-name="P16" draw:layer="layout" svg:width="14.624cm" svg:height="0.471cm" svg:x="2.639cm" svg:y="10.929cm">
          <draw:text-box>
            <text:p text:style-name="P10"><text:span text:style-name="T16">3. <text:s/>Run the installer and follow the on-screen instructions to complete the installation. </text:span></text:p>
          </draw:text-box>
        </draw:frame>
        <draw:frame draw:style-name="gr43" draw:text-style-name="P26" draw:layer="layout" svg:width="6.631cm" svg:height="0.556cm" svg:x="1.905cm" svg:y="12.631cm">
          <draw:text-box>
            <text:p text:style-name="P2"><text:span text:style-name="T17">2.3.4 Software configuration</text:span></text:p>
          </draw:text-box>
        </draw:frame>
        <draw:frame draw:style-name="gr29" draw:text-style-name="P14" draw:layer="layout" svg:width="0.789cm" svg:height="0.632cm" svg:x="1.905cm" svg:y="17.065cm">
          <draw:text-box>
            <text:p text:style-name="P2"><text:span text:style-name="T9">2.4</text:span></text:p>
          </draw:text-box>
        </draw:frame>
        <draw:frame draw:style-name="gr44" draw:text-style-name="P9" draw:layer="layout" svg:width="1.357cm" svg:height="0.721cm" svg:x="3.157cm" svg:y="16.998cm">
          <draw:text-box>
            <text:p text:style-name="P25"><text:span text:style-name="T6">npm</text:span></text:p>
          </draw:text-box>
        </draw:frame>
        <draw:frame draw:style-name="gr4" draw:text-style-name="P5" draw:layer="layout" svg:width="0.422cm" svg:height="0.471cm" svg:x="10.693cm" svg:y="25.471cm">
          <draw:text-box>
            <text:p text:style-name="P2"><text:span text:style-name="T2">4</text:span></text:p>
          </draw:text-box>
        </draw:frame>
        <draw:frame draw:style-name="gr36" draw:text-style-name="P26" draw:layer="layout" svg:width="6.966cm" svg:height="0.556cm" svg:x="2.004cm" svg:y="4.859cm">
          <draw:text-box>
            <text:p text:style-name="P2"><text:span text:style-name="T17">2.3.1 Software characteristics</text:span></text:p>
          </draw:text-box>
        </draw:frame>
        <draw:frame draw:style-name="gr38" draw:text-style-name="P26" draw:layer="layout" svg:width="4.155cm" svg:height="0.556cm" svg:x="2.004cm" svg:y="6.697cm">
          <draw:text-box>
            <text:p text:style-name="P2"><text:span text:style-name="T17">2.3.2 Justification</text:span></text:p>
          </draw:text-box>
        </draw:frame>
        <draw:frame draw:style-name="gr40" draw:text-style-name="P26" draw:layer="layout" svg:width="6.081cm" svg:height="0.556cm" svg:x="2.004cm" svg:y="8.532cm">
          <draw:text-box>
            <text:p text:style-name="P2"><text:span text:style-name="T17">2.3.3 Software installation</text:span></text:p>
          </draw:text-box>
        </draw:frame>
        <draw:frame draw:style-name="gr45" draw:text-style-name="P16" draw:layer="layout" svg:width="11.606cm" svg:height="0.471cm" svg:x="2.681cm" svg:y="10.124cm">
          <draw:text-box>
            <text:p text:style-name="P10"><text:span text:style-name="T16">2. Download the latest version <text:s/>for your operating system. <text:s/></text:span></text:p>
          </draw:text-box>
        </draw:frame>
        <draw:frame draw:style-name="gr43" draw:text-style-name="P26" draw:layer="layout" svg:width="6.631cm" svg:height="0.556cm" svg:x="1.905cm" svg:y="12.631cm">
          <draw:text-box>
            <text:p text:style-name="P2"><text:span text:style-name="T17">2.3.4 Software configuration</text:span></text:p>
          </draw:text-box>
        </draw:frame>
        <draw:frame draw:style-name="gr46" draw:text-style-name="P16" draw:layer="layout" svg:width="8.511cm" svg:height="0.471cm" svg:x="2.54cm" svg:y="13.752cm">
          <draw:text-box>
            <text:p text:style-name="P10"><text:span text:style-name="T16">No additional configuration is needed for Node.js.</text:span></text:p>
          </draw:text-box>
        </draw:frame>
        <draw:frame draw:style-name="gr36" draw:text-style-name="P26" draw:layer="layout" svg:width="6.966cm" svg:height="0.556cm" svg:x="1.998cm" svg:y="4.86cm">
          <draw:text-box>
            <text:p text:style-name="P2"><text:span text:style-name="T17">2.3.1 Software characteristics</text:span></text:p>
          </draw:text-box>
        </draw:frame>
        <draw:frame draw:style-name="gr38" draw:text-style-name="P26" draw:layer="layout" svg:width="4.155cm" svg:height="0.556cm" svg:x="1.998cm" svg:y="6.698cm">
          <draw:text-box>
            <text:p text:style-name="P2"><text:span text:style-name="T17">2.3.2 Justification</text:span></text:p>
          </draw:text-box>
        </draw:frame>
        <draw:frame draw:style-name="gr40" draw:text-style-name="P26" draw:layer="layout" svg:width="6.081cm" svg:height="0.556cm" svg:x="1.998cm" svg:y="8.533cm">
          <draw:text-box>
            <text:p text:style-name="P2"><text:span text:style-name="T17">2.3.3 Software installation</text:span></text:p>
          </draw:text-box>
        </draw:frame>
        <draw:frame draw:style-name="gr36" draw:text-style-name="P26" draw:layer="layout" svg:width="6.966cm" svg:height="0.556cm" svg:x="1.998cm" svg:y="4.86cm">
          <draw:text-box>
            <text:p text:style-name="P2"><text:span text:style-name="T17">2.3.1 Software characteristics</text:span></text:p>
          </draw:text-box>
        </draw:frame>
        <draw:frame draw:style-name="gr38" draw:text-style-name="P26" draw:layer="layout" svg:width="4.155cm" svg:height="0.556cm" svg:x="1.998cm" svg:y="6.698cm">
          <draw:text-box>
            <text:p text:style-name="P2"><text:span text:style-name="T17">2.3.2 Justification</text:span></text:p>
          </draw:text-box>
        </draw:frame>
        <draw:frame draw:style-name="gr40" draw:text-style-name="P26" draw:layer="layout" svg:width="6.081cm" svg:height="0.556cm" svg:x="1.998cm" svg:y="8.533cm">
          <draw:text-box>
            <text:p text:style-name="P2"><text:span text:style-name="T17">2.3.3 Software installation</text:span></text:p>
          </draw:text-box>
        </draw:frame>
        <draw:frame draw:style-name="gr36" draw:text-style-name="P26" draw:layer="layout" svg:width="6.966cm" svg:height="0.556cm" svg:x="2.542cm" svg:y="18.242cm">
          <draw:text-box>
            <text:p text:style-name="P2"><text:span text:style-name="T17">2.4.1 Software characteristics</text:span></text:p>
          </draw:text-box>
        </draw:frame>
        <draw:frame draw:style-name="gr38" draw:text-style-name="P27" draw:layer="layout" svg:width="4.155cm" svg:height="0.556cm" svg:x="2.54cm" svg:y="21.034cm">
          <draw:text-box draw:corner-radius="0.317cm">
            <text:p text:style-name="P2"><text:span text:style-name="T17">2.4.2 Justification</text:span></text:p>
          </draw:text-box>
        </draw:frame>
        <draw:frame draw:style-name="gr47" draw:text-style-name="P11" draw:layer="layout" svg:width="18.349cm" svg:height="1.716cm" svg:x="2.542cm" svg:y="19.239cm">
          <draw:text-box>
            <text:p text:style-name="P10"><text:span text:style-name="T16">npm (Node Package Manager) is the default package manager for Node.js. It allows developers to discover, </text:span></text:p>
            <text:p text:style-name="P10"><text:span text:style-name="T16">share, and reuse code packages, making it easier to manage dependencies in Node.js projects. </text:span></text:p>
          </draw:text-box>
        </draw:frame>
        <draw:frame draw:style-name="gr48" draw:text-style-name="P11" draw:layer="layout" svg:width="19.268cm" svg:height="1.27cm" svg:x="2.322cm" svg:y="21.907cm">
          <draw:text-box>
            <text:p text:style-name="P10"><text:span text:style-name="T7">it simplifies the management of dependencies and allows us to easily integrate third-party libraries and tools into our Node.js project.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1cm" svg:height="27.941cm" svg:x="-0.002cm" svg:y="-0.002cm" svg:viewBox="0 0 21592 27942" draw:points="0,0 21592,0 21592,27942 0,27942">
          <text:p/>
        </draw:polygon>
        <draw:frame draw:style-name="gr40" draw:text-style-name="P26" draw:layer="layout" svg:width="6.081cm" svg:height="0.556cm" svg:x="1.593cm" svg:y="2.222cm">
          <draw:text-box>
            <text:p text:style-name="P2"><text:span text:style-name="T17">2.4.3 Software installation</text:span></text:p>
          </draw:text-box>
        </draw:frame>
        <draw:frame draw:style-name="gr49" draw:text-style-name="P16" draw:layer="layout" svg:width="10.488cm" svg:height="0.422cm" svg:x="2.228cm" svg:y="3.007cm">
          <draw:text-box>
            <text:p text:style-name="P10"><text:span text:style-name="T18">npm is included with Node.js, so there is no separate installation required. </text:span></text:p>
          </draw:text-box>
        </draw:frame>
        <draw:frame draw:style-name="gr43" draw:text-style-name="P26" draw:layer="layout" svg:width="6.631cm" svg:height="0.556cm" svg:x="1.331cm" svg:y="4.223cm">
          <draw:text-box>
            <text:p text:style-name="P2"><text:span text:style-name="T17">2.4.4 Software configuration</text:span></text:p>
          </draw:text-box>
        </draw:frame>
        <draw:frame draw:style-name="gr50" draw:text-style-name="P16" draw:layer="layout" svg:width="7.961cm" svg:height="0.471cm" svg:x="1.966cm" svg:y="5.244cm">
          <draw:text-box>
            <text:p text:style-name="P10"><text:span text:style-name="T16">No additional configuration is needed for npm.</text:span></text:p>
          </draw:text-box>
        </draw:frame>
        <draw:frame draw:style-name="gr29" draw:text-style-name="P14" draw:layer="layout" svg:width="0.789cm" svg:height="0.632cm" svg:x="1.369cm" svg:y="7.374cm">
          <draw:text-box>
            <text:p text:style-name="P2"><text:span text:style-name="T9">2.5</text:span></text:p>
          </draw:text-box>
        </draw:frame>
        <draw:frame draw:style-name="gr51" draw:text-style-name="P9" draw:layer="layout" svg:width="3.037cm" svg:height="0.721cm" svg:x="2.54cm" svg:y="7.302cm">
          <draw:text-box>
            <text:p text:style-name="P25"><text:span text:style-name="T6">MongoDB</text:span></text:p>
          </draw:text-box>
        </draw:frame>
        <draw:frame draw:style-name="gr36" draw:text-style-name="P26" draw:layer="layout" svg:width="6.966cm" svg:height="0.556cm" svg:x="1.369cm" svg:y="9.304cm">
          <draw:text-box>
            <text:p text:style-name="P2"><text:span text:style-name="T17">2.5.1 Software characteristics</text:span></text:p>
          </draw:text-box>
        </draw:frame>
        <draw:frame draw:style-name="gr52" draw:text-style-name="P16" draw:layer="layout" svg:width="18.95cm" svg:height="0.941cm" svg:x="1.369cm" svg:y="10.09cm">
          <draw:text-box>
            <text:p text:style-name="P10"><text:span text:style-name="T7">MongoDB is a NoSQL database program that uses a document-oriented data model. It provides high performance and easy scalability </text:span></text:p>
          </draw:text-box>
        </draw:frame>
        <draw:frame draw:style-name="gr38" draw:text-style-name="P26" draw:layer="layout" svg:width="4.155cm" svg:height="0.556cm" svg:x="1.369cm" svg:y="11.142cm">
          <draw:text-box>
            <text:p text:style-name="P2"><text:span text:style-name="T17">2.5.2 Justification</text:span></text:p>
          </draw:text-box>
        </draw:frame>
        <draw:frame draw:style-name="gr53" draw:text-style-name="P16" draw:layer="layout" svg:width="19.268cm" svg:height="2.301cm" svg:x="1.369cm" svg:y="12.065cm">
          <draw:text-box>
            <text:p text:style-name="P10"><text:span text:style-name="T8">offers flexibility in data modeling, allowing us to store and retrieve complex data structures easily. </text:span></text:p>
          </draw:text-box>
        </draw:frame>
        <draw:frame draw:style-name="gr40" draw:text-style-name="P26" draw:layer="layout" svg:width="6.081cm" svg:height="0.556cm" svg:x="1.369cm" svg:y="12.977cm">
          <draw:text-box>
            <text:p text:style-name="P2"><text:span text:style-name="T17">2.5.3 Software installation</text:span></text:p>
          </draw:text-box>
        </draw:frame>
        <draw:frame draw:style-name="gr54" draw:text-style-name="P16" draw:layer="layout" svg:width="5.15cm" svg:height="0.422cm" svg:x="2.004cm" svg:y="13.762cm">
          <draw:text-box>
            <text:p text:style-name="P10"><text:span text:style-name="T18">1. Visit </text:span><text:span text:style-name="T18"><text:a xlink:href="https://www.mongodb.com/" xlink:type="simple">https://www.mongodb.com/</text:a></text:span><text:span text:style-name="T18"><text:s/></text:span></text:p>
          </draw:text-box>
        </draw:frame>
        <draw:frame draw:style-name="gr55" draw:text-style-name="P16" draw:layer="layout" svg:width="9.104cm" svg:height="0.422cm" svg:x="2.004cm" svg:y="14.57cm">
          <draw:text-box>
            <text:p text:style-name="P10"><text:span text:style-name="T18">2. Create account on mongodb and sign in</text:span></text:p>
          </draw:text-box>
        </draw:frame>
        <draw:frame draw:style-name="gr56" draw:text-style-name="P16" draw:layer="layout" svg:width="11.961cm" svg:height="0.422cm" svg:x="2.004cm" svg:y="15.374cm">
          <draw:text-box>
            <text:p text:style-name="P10"><text:span text:style-name="T18">3. Connect the database and make categories and database for users</text:span></text:p>
          </draw:text-box>
        </draw:frame>
        <draw:frame draw:style-name="gr57" draw:text-style-name="P16" draw:layer="layout" svg:width="8.913cm" svg:height="0.471cm" svg:x="1.905cm" svg:y="18.097cm">
          <draw:text-box>
            <text:p text:style-name="P10"><text:span text:style-name="T16">No additional configuration is needed for MongoBD</text:span></text:p>
          </draw:text-box>
        </draw:frame>
        <draw:frame draw:style-name="gr43" draw:text-style-name="P26" draw:layer="layout" svg:width="6.631cm" svg:height="0.556cm" svg:x="1.524cm" svg:y="16.789cm">
          <draw:text-box>
            <text:p text:style-name="P2"><text:span text:style-name="T17">2.5.4 Software configuration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1cm" svg:height="27.941cm" svg:x="0cm" svg:y="-0.002cm" svg:viewBox="0 0 21592 27942" draw:points="0,0 21592,0 21592,27942 0,27942">
          <text:p/>
        </draw:polygon>
        <draw:frame draw:style-name="gr29" draw:text-style-name="P28" draw:layer="layout" svg:width="0.789cm" svg:height="0.632cm" svg:x="1.418cm" svg:y="2.141cm">
          <draw:text-box>
            <text:p text:style-name="P2"><text:span text:style-name="T9">2.6</text:span></text:p>
          </draw:text-box>
        </draw:frame>
        <draw:frame draw:style-name="gr58" draw:text-style-name="P9" draw:layer="layout" svg:width="5.683cm" svg:height="0.721cm" svg:x="2.589cm" svg:y="2.069cm">
          <draw:text-box>
            <text:p text:style-name="P25"><text:span text:style-name="T6">Visual studio code</text:span></text:p>
          </draw:text-box>
        </draw:frame>
        <draw:frame draw:style-name="gr36" draw:text-style-name="P26" draw:layer="layout" svg:width="6.966cm" svg:height="0.556cm" svg:x="1.418cm" svg:y="4.071cm">
          <draw:text-box>
            <text:p text:style-name="P2"><text:span text:style-name="T17">2.6.1 Software characteristics</text:span></text:p>
          </draw:text-box>
        </draw:frame>
        <draw:frame draw:style-name="gr59" draw:text-style-name="P16" draw:layer="layout" svg:width="19.039cm" svg:height="2.008cm" svg:x="1.283cm" svg:y="4.977cm">
          <draw:text-box>
            <text:p text:style-name="P10"><text:span text:style-name="T7">Visual Studio Code (VS Code) is a lightweight <text:s/>powerful source code editor developed by Microsoft. It supports various programming </text:span></text:p>
            <text:p text:style-name="P10"><text:span text:style-name="T7">languages and extensions, making it highly customizable for different development workflows.</text:span></text:p>
            <text:p text:style-name="P10"><text:span text:style-name="T7"/></text:p>
          </draw:text-box>
        </draw:frame>
        <draw:frame draw:style-name="gr38" draw:text-style-name="P26" draw:layer="layout" svg:width="4.155cm" svg:height="0.556cm" svg:x="1.272cm" svg:y="6.391cm">
          <draw:text-box>
            <text:p text:style-name="P2"><text:span text:style-name="T17">2.6.2 Justification</text:span></text:p>
          </draw:text-box>
        </draw:frame>
        <draw:frame draw:style-name="gr60" draw:text-style-name="P29" draw:layer="layout" svg:width="6.081cm" svg:height="0.937cm" svg:x="1.27cm" svg:y="7.837cm">
          <draw:text-box>
            <text:p><text:span text:style-name="T17">2.6.3</text:span> <text:span text:style-name="T17">installation</text:span></text:p>
          </draw:text-box>
        </draw:frame>
        <draw:frame draw:style-name="gr61" draw:text-style-name="P16" draw:layer="layout" svg:width="12.774cm" svg:height="0.422cm" svg:x="1.907cm" svg:y="9.011cm">
          <draw:text-box>
            <text:p text:style-name="P10"><text:span text:style-name="T18">1. Visit the official Visual Studio Code website at <text:s/>https://code.visualstudio.com/download</text:span></text:p>
          </draw:text-box>
        </draw:frame>
        <draw:frame draw:style-name="gr62" draw:text-style-name="P16" draw:layer="layout" svg:width="9.455cm" svg:height="0.422cm" svg:x="1.907cm" svg:y="9.819cm">
          <draw:text-box>
            <text:p text:style-name="P10"><text:span text:style-name="T18">2. <text:s/>Download the latest version <text:s/>for your operating system. </text:span></text:p>
          </draw:text-box>
        </draw:frame>
        <draw:frame draw:style-name="gr63" draw:text-style-name="P11" draw:layer="layout" svg:width="10.794cm" svg:height="0.941cm" svg:x="1.808cm" svg:y="13.346cm">
          <draw:text-box>
            <text:p text:style-name="P10"><text:span text:style-name="T16">No additional configuration is needed for Visual Studio Code </text:span></text:p>
          </draw:text-box>
        </draw:frame>
        <draw:frame draw:style-name="gr64" draw:text-style-name="P16" draw:layer="layout" svg:width="10.577cm" svg:height="0.422cm" svg:x="1.807cm" svg:y="7.362cm">
          <draw:text-box>
            <text:p text:style-name="P10"><text:span text:style-name="T18">VS Code enables users to launch the app locally and edit parts of the code. </text:span></text:p>
          </draw:text-box>
        </draw:frame>
        <draw:frame draw:style-name="gr55" draw:text-style-name="P16" draw:layer="layout" svg:width="9.104cm" svg:height="0.422cm" svg:x="1.91cm" svg:y="10.642cm">
          <draw:text-box>
            <text:p text:style-name="P10"><text:span text:style-name="T18">3. Run the installer file you downloaded. </text:span></text:p>
          </draw:text-box>
        </draw:frame>
        <draw:frame draw:style-name="gr65" draw:text-style-name="P11" draw:layer="layout" svg:width="10.349cm" svg:height="0.74cm" svg:x="1.807cm" svg:y="11.489cm">
          <draw:text-box>
            <text:p text:style-name="P10"><text:span text:style-name="T18"><text:s/></text:span><text:span text:style-name="T18">4. Follow the on-screen instructions to complete the installation process. </text:span></text:p>
          </draw:text-box>
        </draw:frame>
        <draw:frame draw:style-name="gr43" draw:text-style-name="P26" draw:layer="layout" svg:width="6.631cm" svg:height="0.556cm" svg:x="1.489cm" svg:y="12.547cm">
          <draw:text-box>
            <text:p text:style-name="P2"><text:span text:style-name="T17">2.6.4 Software configuration</text:span></text:p>
          </draw:text-box>
        </draw:frame>
        <draw:frame draw:style-name="gr58" draw:text-style-name="P9" draw:layer="layout" svg:width="5.683cm" svg:height="0.721cm" svg:x="2.572cm" svg:y="14.836cm">
          <draw:text-box>
            <text:p text:style-name="P25"><text:span text:style-name="T6">Firebase</text:span></text:p>
          </draw:text-box>
        </draw:frame>
        <draw:frame draw:style-name="gr29" draw:text-style-name="P28" draw:layer="layout" svg:width="0.789cm" svg:height="0.632cm" svg:x="1.419cm" svg:y="14.841cm">
          <draw:text-box>
            <text:p text:style-name="P2"><text:span text:style-name="T9">2.7</text:span></text:p>
          </draw:text-box>
        </draw:frame>
        <draw:frame draw:style-name="gr36" draw:text-style-name="P26" draw:layer="layout" svg:width="6.966cm" svg:height="0.556cm" svg:x="1.606cm" svg:y="15.954cm">
          <draw:text-box>
            <text:p text:style-name="P2"><text:span text:style-name="T17">2.7.1 Software characteristics</text:span></text:p>
          </draw:text-box>
        </draw:frame>
        <draw:frame draw:style-name="gr38" draw:text-style-name="P26" draw:layer="layout" svg:width="4.155cm" svg:height="0.556cm" svg:x="1.587cm" svg:y="18.297cm">
          <draw:text-box>
            <text:p text:style-name="P2"><text:span text:style-name="T17">2.7.2 Justification</text:span></text:p>
          </draw:text-box>
        </draw:frame>
        <draw:frame draw:style-name="gr60" draw:text-style-name="P29" draw:layer="layout" svg:width="6.081cm" svg:height="0.937cm" svg:x="1.539cm" svg:y="19.837cm">
          <draw:text-box>
            <text:p><text:span text:style-name="T17">2.7.3</text:span> <text:span text:style-name="T17">installation</text:span></text:p>
          </draw:text-box>
        </draw:frame>
        <draw:frame draw:style-name="gr43" draw:text-style-name="P26" draw:layer="layout" svg:width="6.631cm" svg:height="0.556cm" svg:x="1.587cm" svg:y="23.207cm">
          <draw:text-box>
            <text:p text:style-name="P2"><text:span text:style-name="T17">2.7.4 Software configuration</text:span></text:p>
          </draw:text-box>
        </draw:frame>
        <draw:frame draw:style-name="gr66" draw:text-style-name="P31" draw:layer="layout" svg:width="19.255cm" svg:height="1.407cm" svg:x="1.682cm" svg:y="16.627cm">
          <draw:text-box>
            <text:p text:style-name="P30"><text:span text:style-name="T8">The Firebase Realtime Database is a cloud-hosted NoSQL database that lets organizations store and sync data in real time across all of their users' devices. </text:span> </text:p>
          </draw:text-box>
        </draw:frame>
        <draw:frame draw:style-name="gr67" draw:text-style-name="P16" draw:layer="layout" svg:width="19.268cm" svg:height="0.952cm" svg:x="1.587cm" svg:y="19.05cm">
          <draw:text-box>
            <text:p text:style-name="P10"><text:span text:style-name="T8">offers flexibility in data modeling, allowing us to store and retrieve data structures easily. </text:span></text:p>
          </draw:text-box>
        </draw:frame>
        <draw:frame draw:style-name="gr54" draw:text-style-name="P16" draw:layer="layout" svg:width="5.15cm" svg:height="0.422cm" svg:x="2.004cm" svg:y="20.962cm">
          <draw:text-box>
            <text:p text:style-name="P10"><text:span text:style-name="T18">1. Visit https://firebase.google.com/</text:span></text:p>
          </draw:text-box>
        </draw:frame>
        <draw:frame draw:style-name="gr55" draw:text-style-name="P16" draw:layer="layout" svg:width="9.104cm" svg:height="0.422cm" svg:x="2.004cm" svg:y="21.57cm">
          <draw:text-box>
            <text:p text:style-name="P10"><text:span text:style-name="T18">2. Create account firebase and sign in</text:span></text:p>
          </draw:text-box>
        </draw:frame>
        <draw:frame draw:style-name="gr56" draw:text-style-name="P16" draw:layer="layout" svg:width="11.961cm" svg:height="0.422cm" svg:x="2.005cm" svg:y="22.174cm">
          <draw:text-box>
            <text:p text:style-name="P10"><text:span text:style-name="T18">3. Use for users google authentication </text:span></text:p>
          </draw:text-box>
        </draw:frame>
        <draw:frame draw:style-name="gr57" draw:text-style-name="P16" draw:layer="layout" svg:width="8.913cm" svg:height="0.471cm" svg:x="1.909cm" svg:y="24.098cm">
          <draw:text-box>
            <text:p text:style-name="P10"><text:span text:style-name="T16">No additional configuration is needed for Firebas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68" draw:text-style-name="P9" draw:layer="layout" svg:width="0.641cm" svg:height="0.713cm" svg:x="2.004cm" svg:y="3.259cm">
          <draw:text-box>
            <text:p text:style-name="P2"><text:span text:style-name="T19">3</text:span></text:p>
          </draw:text-box>
        </draw:frame>
        <draw:frame draw:style-name="gr69" draw:text-style-name="P9" draw:layer="layout" svg:width="11.656cm" svg:height="0.713cm" svg:x="3.256cm" svg:y="3.259cm">
          <draw:text-box>
            <text:p text:style-name="P2"><text:span text:style-name="T19">Application – running on a local computer</text:span></text:p>
          </draw:text-box>
        </draw:frame>
        <draw:frame draw:style-name="gr29" draw:text-style-name="P14" draw:layer="layout" svg:width="0.789cm" svg:height="0.632cm" svg:x="2.004cm" svg:y="4.555cm">
          <draw:text-box>
            <text:p text:style-name="P2"><text:span text:style-name="T9">3.1</text:span></text:p>
          </draw:text-box>
        </draw:frame>
        <draw:frame draw:style-name="gr70" draw:text-style-name="P14" draw:layer="layout" svg:width="2.521cm" svg:height="0.632cm" svg:x="3.256cm" svg:y="4.555cm">
          <draw:text-box>
            <text:p text:style-name="P2"><text:span text:style-name="T9">Database</text:span></text:p>
          </draw:text-box>
        </draw:frame>
        <draw:frame draw:style-name="gr71" draw:text-style-name="P33" draw:layer="layout" svg:width="13.341cm" svg:height="0.471cm" svg:x="3.274cm" svg:y="5.419cm">
          <draw:text-box>
            <text:p text:style-name="P32"><text:span text:style-name="T8">Not applicable because my database is in the cloud (Online)on Mongodb Atlas</text:span></text:p>
          </draw:text-box>
        </draw:frame>
        <draw:frame draw:style-name="gr72" draw:text-style-name="P9" draw:layer="layout" svg:width="0.806cm" svg:height="0.713cm" svg:x="2.073cm" svg:y="7.224cm">
          <draw:text-box>
            <text:p text:style-name="P2"><text:span text:style-name="T19">3.2</text:span></text:p>
          </draw:text-box>
        </draw:frame>
        <draw:frame draw:style-name="gr73" draw:text-style-name="P9" draw:layer="layout" svg:width="10.01cm" svg:height="0.713cm" svg:x="3.325cm" svg:y="7.224cm">
          <draw:text-box>
            <text:p text:style-name="P2"><text:span text:style-name="T19">Connection with the database server</text:span></text:p>
          </draw:text-box>
        </draw:frame>
        <draw:frame draw:style-name="gr4" draw:text-style-name="P5" draw:layer="layout" svg:width="0.422cm" svg:height="0.471cm" svg:x="10.693cm" svg:y="25.471cm">
          <draw:text-box>
            <text:p text:style-name="P2"><text:span text:style-name="T2">5</text:span></text:p>
          </draw:text-box>
        </draw:frame>
        <draw:line draw:style-name="gr74" draw:text-style-name="P34" draw:layer="layout" svg:x1="2.395cm" svg:y1="8.648cm" svg:x2="20.002cm" svg:y2="8.648cm">
          <text:p/>
        </draw:line>
        <draw:line draw:style-name="gr74" draw:text-style-name="P34" draw:layer="layout" svg:x1="2.395cm" svg:y1="9.833cm" svg:x2="20.002cm" svg:y2="9.833cm">
          <text:p/>
        </draw:line>
        <draw:line draw:style-name="gr74" draw:text-style-name="P34" draw:layer="layout" svg:x1="2.404cm" svg:y1="8.639cm" svg:x2="2.404cm" svg:y2="9.842cm">
          <text:p/>
        </draw:line>
        <draw:line draw:style-name="gr74" draw:text-style-name="P34" draw:layer="layout" svg:x1="10.496cm" svg:y1="8.639cm" svg:x2="10.496cm" svg:y2="9.842cm">
          <text:p/>
        </draw:line>
        <draw:line draw:style-name="gr74" draw:text-style-name="P34" draw:layer="layout" svg:x1="19.993cm" svg:y1="8.639cm" svg:x2="19.993cm" svg:y2="9.842cm">
          <text:p/>
        </draw:line>
        <draw:frame draw:style-name="gr75" draw:text-style-name="P5" draw:layer="layout" svg:width="7.868cm" svg:height="0.471cm" svg:x="2.507cm" svg:y="9.017cm">
          <draw:text-box>
            <text:p text:style-name="P2"><text:span text:style-name="T2">The path to the file "database_connection.txt":</text:span></text:p>
          </draw:text-box>
        </draw:frame>
        <draw:frame draw:style-name="gr76" draw:text-style-name="P33" draw:layer="layout" svg:width="9.006cm" svg:height="0.941cm" svg:x="11.077cm" svg:y="9.036cm">
          <draw:text-box>
            <text:p text:style-name="P32"><text:span text:style-name="T16">final project\shop-backend\index.js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4" draw:text-style-name="P5" draw:layer="layout" svg:width="0.422cm" svg:height="0.471cm" svg:x="10.693cm" svg:y="25.471cm">
          <draw:text-box>
            <text:p text:style-name="P2"><text:span text:style-name="T2">6</text:span></text:p>
          </draw:text-box>
        </draw:frame>
        <draw:frame draw:style-name="gr72" draw:text-style-name="P9" draw:layer="layout" svg:width="0.806cm" svg:height="0.713cm" svg:x="1.654cm" svg:y="1.32cm">
          <draw:text-box>
            <text:p text:style-name="P2"><text:span text:style-name="T19">3.3</text:span></text:p>
          </draw:text-box>
        </draw:frame>
        <draw:frame draw:style-name="gr77" draw:text-style-name="P9" draw:layer="layout" svg:width="11.064cm" svg:height="0.713cm" svg:x="2.906cm" svg:y="1.32cm">
          <draw:text-box>
            <text:p text:style-name="P2"><text:span text:style-name="T19">Starting application on a local computer</text:span></text:p>
          </draw:text-box>
        </draw:frame>
        <draw:frame draw:style-name="gr78" draw:text-style-name="P35" draw:layer="layout" svg:width="8.985cm" svg:height="5.641cm" svg:x="3.492cm" svg:y="5.397cm">
          <draw:text-box>
            <text:p text:style-name="P32"><text:span text:style-name="T11"/></text:p>
            <text:p text:style-name="P32"><text:span text:style-name="T11">1- cd .\BackEnd\</text:span></text:p>
            <text:p text:style-name="P32"><text:span text:style-name="T11"/></text:p>
            <text:p text:style-name="P32"><text:span text:style-name="T11">2- npm install</text:span></text:p>
            <text:p text:style-name="P32"><text:span text:style-name="T11"/></text:p>
            <text:p text:style-name="P32"><text:span text:style-name="T11">3- cd ..\FrontEnd\</text:span></text:p>
            <text:p text:style-name="P32"><text:span text:style-name="T11"/></text:p>
            <text:p text:style-name="P32"><text:span text:style-name="T11">2- <text:s/>npm install </text:span></text:p>
            <text:p text:style-name="P32"><text:span text:style-name="T11"/></text:p>
            <text:p text:style-name="P32"><text:span text:style-name="T11">3- return to the BackEnd file by :cd ..\..\BackEnd\</text:span></text:p>
            <text:p text:style-name="P32"><text:span text:style-name="T11"/></text:p>
            <text:p text:style-name="P32"><text:span text:style-name="T11">4- npm run server</text:span></text:p>
          </draw:text-box>
        </draw:frame>
        <draw:frame draw:style-name="gr79" draw:text-style-name="P36" draw:layer="layout" svg:width="15.687cm" svg:height="4.701cm" svg:x="2.857cm" svg:y="2.284cm">
          <draw:text-box>
            <text:p text:style-name="P10"><text:span text:style-name="T11">Open VS code.</text:span></text:p>
            <text:p text:style-name="P10"><text:span text:style-name="T11">Open the terminal in Visual Studio Code, you can use the following keyboard shortcut:</text:span></text:p>
            <text:p text:style-name="P10"><text:span text:style-name="T11">Windows/Linux: <text:s/>Ctrl + ` <text:s/>Mac: Cmd + `</text:span></text:p>
            <text:p text:style-name="P10"><text:span text:style-name="T11">Then do the following command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frame draw:style-name="gr24" draw:text-style-name="P9" draw:layer="layout" svg:width="0.641cm" svg:height="0.721cm" svg:x="2.004cm" svg:y="3.254cm">
          <draw:text-box>
            <text:p text:style-name="P2"><text:span text:style-name="T6">4</text:span></text:p>
          </draw:text-box>
        </draw:frame>
        <draw:frame draw:style-name="gr80" draw:text-style-name="P9" draw:layer="layout" svg:width="9.332cm" svg:height="0.713cm" svg:x="3.256cm" svg:y="3.263cm">
          <draw:text-box>
            <text:p text:style-name="P2"><text:span text:style-name="T19">Application – running on Internet</text:span></text:p>
          </draw:text-box>
        </draw:frame>
        <draw:frame draw:style-name="gr29" draw:text-style-name="P14" draw:layer="layout" svg:width="0.789cm" svg:height="0.632cm" svg:x="2.673cm" svg:y="4.445cm">
          <draw:text-box>
            <text:p text:style-name="P2"><text:span text:style-name="T9">4.1</text:span></text:p>
          </draw:text-box>
        </draw:frame>
        <draw:frame draw:style-name="gr81" draw:text-style-name="P14" draw:layer="layout" svg:width="5.577cm" svg:height="0.632cm" svg:x="3.925cm" svg:y="4.445cm">
          <draw:text-box>
            <text:p text:style-name="P2"><text:span text:style-name="T9">Installing on Internet</text:span></text:p>
          </draw:text-box>
        </draw:frame>
        <draw:frame draw:style-name="gr82" draw:text-style-name="P26" draw:layer="layout" svg:width="6.852cm" svg:height="0.556cm" svg:x="2.673cm" svg:y="5.554cm">
          <draw:text-box>
            <text:p text:style-name="P2"><text:span text:style-name="T17">4.1.1 Application installation:</text:span></text:p>
          </draw:text-box>
        </draw:frame>
        <draw:frame draw:style-name="gr83" draw:text-style-name="P26" draw:layer="layout" svg:width="9.578cm" svg:height="0.556cm" svg:x="2.222cm" svg:y="21.909cm">
          <draw:text-box>
            <text:p text:style-name="P2"><text:span text:style-name="T17">4.1.2 Running the application on Internet</text:span></text:p>
          </draw:text-box>
        </draw:frame>
        <draw:frame draw:style-name="gr4" draw:text-style-name="P5" draw:layer="layout" svg:width="0.422cm" svg:height="0.471cm" svg:x="10.693cm" svg:y="25.471cm">
          <draw:text-box>
            <text:p text:style-name="P2"><text:span text:style-name="T2">7</text:span></text:p>
          </draw:text-box>
        </draw:frame>
        <draw:frame draw:style-name="gr84" draw:text-style-name="P38" draw:layer="layout" svg:width="8.255cm" svg:height="0.556cm" svg:x="3.492cm" svg:y="6.428cm">
          <draw:text-box>
            <text:p text:style-name="P37"><text:span text:style-name="T17">4.1.1.1 Server Side:</text:span></text:p>
          </draw:text-box>
        </draw:frame>
        <draw:frame draw:style-name="gr85" draw:text-style-name="P11" draw:layer="layout" svg:width="17.22cm" svg:height="4.921cm" svg:x="3.552cm" svg:y="7.144cm">
          <draw:text-box>
            <text:p text:style-name="P10"><text:span text:style-name="T16">Sign Up or Log In for a Vercel account</text:span></text:p>
            <text:p text:style-name="P10"><text:span text:style-name="T16">We need the Vercel CLI to deploy project. Install it globally using npm: "npm install -g vercel"</text:span></text:p>
            <text:p text:style-name="P10"><text:span text:style-name="T16">Navigate to Node.js backend project directory <text:s/>() and initialize it with Vercel: " <text:s/>vercel init "</text:span></text:p>
            <text:p text:style-name="P10"><text:span text:style-name="T16">Once your project is initialized, you can deploy it to Vercel with the following command: <text:s/>" vercel "</text:span></text:p>
            <text:p text:style-name="P10"><text:span text:style-name="T16">Vercel will provide URL and status updates as project is deployed. Once deployment is complete,</text:span></text:p>
            <text:p text:style-name="P10"><text:span text:style-name="T16"><text:s/></text:span><text:span text:style-name="T16">we can access backend via the provided URL.</text:span></text:p>
          </draw:text-box>
        </draw:frame>
        <draw:frame draw:style-name="gr84" draw:text-style-name="P38" draw:layer="layout" svg:width="8.255cm" svg:height="0.556cm" svg:x="3.81cm" svg:y="12.382cm">
          <draw:text-box>
            <text:p text:style-name="P37"><text:span text:style-name="T17">4.1.1.2 Client Side:</text:span></text:p>
          </draw:text-box>
        </draw:frame>
        <draw:frame draw:style-name="gr86" draw:text-style-name="P11" draw:layer="layout" svg:width="16.892cm" svg:height="8.573cm" svg:x="3.745cm" svg:y="13.217cm">
          <draw:text-box>
            <text:p text:style-name="P10"><text:span text:style-name="T16">Sign Up or Log In for a Vercel account</text:span></text:p>
            <text:p text:style-name="P10"><text:span text:style-name="T16">we need the Vercel CLI to deploy project. Install it globally using npm: " npm install -g vercel "</text:span></text:p>
            <text:p text:style-name="P10"><text:span text:style-name="T16">Navigate to Project Directory: Make sure you are in your frontend project directory</text:span></text:p>
            <text:p text:style-name="P10"><text:span text:style-name="T16">Before deploying, make sure to build your frontend project for production. </text:span></text:p>
            <text:p text:style-name="P10"><text:span text:style-name="T16">For example, if you're using React, run: " npm run build "</text:span></text:p>
            <text:p text:style-name="P10"><text:span text:style-name="T16">Deploy Your Project: Once your project is built, you can deploy it to Vercel </text:span></text:p>
            <text:p text:style-name="P10"><text:span text:style-name="T16">with the following command: <text:s/>" vercel "</text:span></text:p>
            <text:p text:style-name="P10"><text:span text:style-name="T16">Vercel will provide with a deployment URL and status updates as <text:s/>project is deployed.</text:span></text:p>
            <text:p text:style-name="P10"><text:span text:style-name="T16"><text:s/></text:span><text:span text:style-name="T16">Once deployment is complete, we can access frontend application via the provided URL.</text:span></text:p>
          </draw:text-box>
        </draw:frame>
        <draw:frame draw:style-name="gr34" draw:layer="layout" svg:width="17.092cm" svg:height="0.936cm" svg:x="2.888cm" svg:y="22.7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2">
                <text:p text:style-name="P39"><text:span text:style-name="T13">Internet address of the application </text:span></text:p>
              </table:table-cell>
              <table:table-cell table:style-name="ce13">
                <text:p text:style-name="P32"><text:span text:style-name="T16">https://shop-frontend-phi.vercel.app/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10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24" draw:text-style-name="P9" draw:layer="layout" svg:width="0.641cm" svg:height="0.721cm" svg:x="2.004cm" svg:y="2.446cm">
          <draw:text-box>
            <text:p text:style-name="P2"><text:span text:style-name="T6">5</text:span></text:p>
          </draw:text-box>
        </draw:frame>
        <draw:frame draw:style-name="gr87" draw:text-style-name="P9" draw:layer="layout" svg:width="5.933cm" svg:height="0.721cm" svg:x="3.256cm" svg:y="2.446cm">
          <draw:text-box>
            <text:p text:style-name="P2"><text:span text:style-name="T6">Application manual</text:span></text:p>
          </draw:text-box>
        </draw:frame>
        <draw:frame draw:style-name="gr29" draw:text-style-name="P14" draw:layer="layout" svg:width="0.789cm" svg:height="0.632cm" svg:x="2.004cm" svg:y="3.748cm">
          <draw:text-box>
            <text:p text:style-name="P2"><text:span text:style-name="T9">5.1</text:span></text:p>
          </draw:text-box>
        </draw:frame>
        <draw:frame draw:style-name="gr88" draw:text-style-name="P14" draw:layer="layout" svg:width="3.372cm" svg:height="0.632cm" svg:x="3.256cm" svg:y="3.748cm">
          <draw:text-box>
            <text:p text:style-name="P2"><text:span text:style-name="T9">Permissions</text:span></text:p>
          </draw:text-box>
        </draw:frame>
        <draw:frame draw:style-name="gr29" draw:text-style-name="P14" draw:layer="layout" svg:width="0.789cm" svg:height="0.632cm" svg:x="2.222cm" svg:y="10.963cm">
          <draw:text-box>
            <text:p text:style-name="P2"><text:span text:style-name="T9">5.2</text:span></text:p>
          </draw:text-box>
        </draw:frame>
        <draw:frame draw:style-name="gr89" draw:text-style-name="P14" draw:layer="layout" svg:width="3.406cm" svg:height="0.632cm" svg:x="3.261cm" svg:y="11.063cm">
          <draw:text-box>
            <text:p text:style-name="P2"><text:span text:style-name="T9">User manual</text:span></text:p>
          </draw:text-box>
        </draw:frame>
        <draw:frame draw:style-name="gr90" draw:text-style-name="P11" draw:layer="layout" svg:width="21.173cm" svg:height="16.491cm" svg:x="3.274cm" svg:y="12.212cm">
          <draw:text-box>
            <text:p text:style-name="P10"><text:span text:style-name="T11">1. Logged In:</text:span></text:p>
            <text:p text:style-name="P10"><text:span text:style-name="T8">Access personalized features like purchase product.</text:span></text:p>
            <text:p text:style-name="P10"><text:span text:style-name="T8">Access products with different categories.</text:span></text:p>
            <text:p text:style-name="P10"><text:span text:style-name="T8">Seller can view list of all uploaded products.</text:span></text:p>
            <text:p text:style-name="P10"><text:span text:style-name="T8">Seller can delete his products and advertise his product on first home page.</text:span></text:p>
            <text:p text:style-name="P10"><text:span text:style-name="T8">Seller can view list of his buyers</text:span></text:p>
            <text:p text:style-name="P10"><text:span text:style-name="T11">2. New User (Seller/Buyer) Registration:</text:span></text:p>
            <text:p text:style-name="P10"><text:span text:style-name="T8">Sign up by providing profile information.</text:span></text:p>
            <text:p text:style-name="P10"><text:span text:style-name="T8">Confirm email and password.</text:span></text:p>
            <text:p text:style-name="P10"><text:span text:style-name="T8">Enjoy personalized features after login.</text:span></text:p>
            <text:p text:style-name="P10"><text:span text:style-name="T11">3. Adding Products:</text:span></text:p>
            <text:p text:style-name="P10"><text:span text:style-name="T8">Fill out the add product form.</text:span></text:p>
            <text:p text:style-name="P10"><text:span text:style-name="T8">Upload product image and details</text:span></text:p>
            <text:p text:style-name="P10"><text:span text:style-name="T8">Choose the category of product and upload it.</text:span></text:p>
            <text:p text:style-name="P10"><text:span text:style-name="T8"/></text:p>
          </draw:text-box>
        </draw:frame>
        <draw:frame draw:style-name="gr4" draw:text-style-name="P5" draw:layer="layout" svg:width="0.422cm" svg:height="0.471cm" svg:x="10.693cm" svg:y="25.471cm">
          <draw:text-box>
            <text:p text:style-name="P2"><text:span text:style-name="T2">8</text:span></text:p>
          </draw:text-box>
        </draw:frame>
        <draw:frame draw:style-name="gr91" draw:text-style-name="P41" draw:layer="layout" svg:width="11.313cm" svg:height="5.989cm" svg:x="3.088cm" svg:y="4.762cm">
          <draw:text-box>
            <text:p text:style-name="P40"><text:span text:style-name="T20">1. Administrator</text:span></text:p>
            <text:p text:style-name="P40"><text:span text:style-name="T20"><text:line-break/></text:span><text:span text:style-name="T20">Email: </text:span><text:span text:style-name="T21">adil25@gmail.com</text:span><text:span text:style-name="T20"><text:line-break/></text:span><text:span text:style-name="T20">password: adil25</text:span></text:p>
            <text:p text:style-name="P40"><text:span text:style-name="T20"/></text:p>
            <text:p text:style-name="P40"><text:span text:style-name="T20">2. Seller: </text:span></text:p>
            <text:p text:style-name="P40"><text:span text:style-name="T22"/></text:p>
            <text:p text:style-name="P40"><text:span text:style-name="T20">Email: <text:s/>javid28@gmail.com <text:s text:c="10"/>password: javid28 </text:span></text:p>
            <text:p text:style-name="P40"><text:span text:style-name="T20"/></text:p>
            <text:p text:style-name="P40"><text:span text:style-name="T20">3. Buyer: </text:span></text:p>
            <text:p text:style-name="P40"><text:span text:style-name="T20"/></text:p>
            <text:p text:style-name="P40"><text:span text:style-name="T20">Email: <text:s/>fani2233@gmail.com <text:s text:c="7"/>password: fani2233 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, 宋体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Times New Roman1" fo:font-family="'Times New Roman'" style:font-family-generic="roman" style:font-pitch="variable" fo:font-size="12pt" fo:language="en" fo:country="US" style:letter-kerning="true" style:font-name-asian="SimSun" style:font-family-asian="SimSun, 宋体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fo:margin-left="0cm" fo:margin-right="0cm" fo:text-align="start" fo:text-indent="0cm" style:text-autospace="ideograph-alpha"/>
      <style:text-properties style:font-name="Times New Roman1" fo:font-family="'Times New Roman'" style:font-family-generic="roman" style:font-pitch="variable" fo:font-size="12pt" fo:language="en" fo:country="US" style:letter-kerning="true" style:font-name-asian="SimSun" style:font-family-asian="SimSun, 宋体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4T19:11:33.859000000</dc:date>
    <meta:editing-duration>PT2H44M9S</meta:editing-duration>
    <meta:editing-cycles>11</meta:editing-cycles>
    <meta:generator>LibreOffice/24.2.1.2$Windows_X86_64 LibreOffice_project/db4def46b0453cc22e2d0305797cf981b68ef5ac</meta:generator>
    <meta:document-statistic meta:object-count="164"/>
  </office:meta>
</office:document-meta>
</file>